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officeooo:rsid="001342b0" officeooo:paragraph-rsid="001342b0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officeooo:rsid="001342b0" officeooo:paragraph-rsid="001342b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8pt" fo:font-weight="bold" officeooo:rsid="001342b0" officeooo:paragraph-rsid="001342b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4pt" fo:font-weight="bold" officeooo:rsid="001342b0" officeooo:paragraph-rsid="001342b0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E PAULI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WELISON DA SILVA</text:p>
      <text:p text:style-name="P4">D331CH-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RTFÓLIO</text:p>
      <text:p text:style-name="P4"/>
      <text:p text:style-name="P4">ATIVIDADES COMPLEMENTARES</text:p>
      <text:p text:style-name="P4"/>
      <text:p text:style-name="P4">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ntos Rangel</text:p>
      <text:p text:style-name="P1">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2:52:19.890000000</meta:creation-date>
    <dc:date>2018-11-23T02:59:36.848000000</dc:date>
    <meta:editing-duration>PT7M17S</meta:editing-duration>
    <meta:editing-cycles>1</meta:editing-cycles>
    <meta:document-statistic meta:table-count="0" meta:image-count="0" meta:object-count="0" meta:page-count="1" meta:paragraph-count="8" meta:word-count="17" meta:character-count="133" meta:non-whitespace-character-count="124"/>
    <meta:generator>LibreOffice/6.1.3.2$Windows_X86_64 LibreOffice_project/86daf60bf00efa86ad547e59e09d6bb77c699acb</meta:generator>
  </office:meta>
</office:document-meta>
</file>